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draw:fill="none" draw:stroke="solid" svg:stroke-width="0.01389in" svg:stroke-color="#000000" svg:stroke-opacity="100%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76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presentation:style-name="a771" draw:name="Subtitle 2" svg:x="1.39483in" svg:y="1.57031in" svg:width="10in" svg:height="1.81076in" presentation:class="subtitle" presentation:placeholder="false">
          <draw:text-box>
            <text:p text:style-name="a754" text:class-names="" text:cond-style-name=""><text:span text:style-name="a753" text:class-names="">Basic video outline:</text:span></text:p>
            <text:list text:style-name="a757">
              <text:list-item>
                <text:p text:style-name="a756" text:class-names="" text:cond-style-name=""><text:span text:style-name="a755" text:class-names="">Name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What I do</text:span></text:p>
              </text:list-item>
            </text:list>
            <text:list text:style-name="a766">
              <text:list-item>
                <text:p text:style-name="a765" text:class-names="" text:cond-style-name=""><text:span text:style-name="a761" text:class-names="">How I got</text:span><text:span text:style-name="a762" text:class-names=""><text:s text:c="1"/></text:span><text:span text:style-name="a763" text:class-names="">there</text:span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Plans for future</text:span><text:span text:style-name="a768" text:class-names=""/></text:p>
              </text:list-item>
            </text:list>
          </draw:text-box>
          <svg:title/>
          <svg:desc/>
        </draw:frame>
        <presentation:notes draw:style-name="a782">
          <draw:page-thumbnail draw:page-number="1" svg:x="0.75in" svg:y="1.25in" svg:width="6in" svg:height="3.375in" presentation:class="page" draw:id="id70" presentation:style-name="a772" draw:name="Slide Image Placeholder 1">
            <svg:title/>
            <svg:desc/>
          </draw:page-thumbnail>
          <draw:frame draw:id="id71" presentation:style-name="a778" draw:name="Notes Placeholder 2" svg:x="0.75in" svg:y="4.8125in" svg:width="6in" svg:height="3.9375in" presentation:class="notes" presentation:placeholder="false">
            <draw:text-box>
              <text:p text:style-name="a775" text:class-names="" text:cond-style-name=""><text:span text:style-name="a773" text:class-names="">First of all</text:span><text:span text:style-name="a774" text:class-names=""/></text:p>
              <text:p text:style-name="a777" text:class-names="" text:cond-style-name=""><text:span text:style-name="a776" text:class-names=""/></text:p>
            </draw:text-box>
            <svg:title/>
            <svg:desc/>
          </draw:frame>
          <draw:frame draw:id="id72" draw:style-name="a781" draw:name="Slide Number Placeholder 3" svg:x="4.24826in" svg:y="9.49826in" svg:width="3.25in" svg:height="0.50174in">
            <draw:text-box>
              <text:p text:style-name="a780" text:class-names="" text:cond-style-name=""><text:span text:style-name="a7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83" draw:master-page-name="Master1-Layout2-obj-Title-and-Content" presentation:presentation-page-layout-name="Master1-PPL2" draw:id="Slide-257">
        <draw:frame draw:id="id73" presentation:style-name="a787" draw:name="Title 1" svg:x="0.91667in" svg:y="0.39931in" svg:width="11.5in" svg:height="1.44965in" presentation:class="title" presentation:placeholder="false">
          <draw:text-box>
            <text:p text:style-name="a786" text:class-names="" text:cond-style-name=""><text:span text:style-name="a784" text:class-names="">Scripts used in:</text:span><text:span text:style-name="a785" text:class-names=""/></text:p>
          </draw:text-box>
          <svg:title/>
          <svg:desc/>
        </draw:frame>
        <draw:frame draw:id="id74" presentation:style-name="a831" draw:name="Content Placeholder 2" svg:x="0.91667in" svg:y="1.99653in" svg:width="11.5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88" text:class-names="">Photoshop</text:span><text:span text:style-name="a789" text:class-names=""><text:s text:c="1"/></text:span><text:span text:style-name="a790" text:class-names="">(will do close ups)</text:span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Indesign</text:span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Illustrator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Aftereffects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Premier</text:span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10" text:class-names="">Can create</text:span><text:span text:style-name="a811" text:class-names=""><text:s text:c="1"/></text:span><text:span text:style-name="a812" text:class-names="">my</text:span><text:span text:style-name="a813" text:class-names=""><text:s text:c="1"/></text:span><text:span text:style-name="a814" text:class-names="">own</text:span><text:span text:style-name="a815" text:class-names=""><text:s text:c="1"/></text:span><text:span text:style-name="a816" text:class-names="">or</text:span><text:span text:style-name="a817" text:class-names=""><text:s text:c="1"/></text:span><text:span text:style-name="a818" text:class-names="">download</text:span><text:span text:style-name="a819" text:class-names=""><text:s text:c="1"/></text:span><text:span text:style-name="a820" text:class-names="">the</text:span><text:span text:style-name="a821" text:class-names="">m</text:span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-of-week number:calendar="gregorian"/>
      <number:text> </number:text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Thu 22/09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Thu 22/09/2022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Thu 22/09/2022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Thu 22/09/2022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Thu 22/09/2022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Thu 22/09/2022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Thu 22/09/2022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Thu 22/09/2022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Thu 22/09/2022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Thu 22/09/2022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Thu 22/09/2022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Thu 22/09/2022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lucy Rojas</meta:initial-creator>
    <dc:creator>lucy Rojas</dc:creator>
    <meta:creation-date>2022-09-21T10:29:13Z</meta:creation-date>
    <dc:date>2022-09-22T09:15:36Z</dc:date>
    <meta:editing-cycles>1</meta:editing-cycles>
    <meta:editing-duration>PT0S</meta:editing-duration>
    <meta:document-statistic meta:paragraph-count="15" meta:word-count="41"/>
  </office:meta>
</office:document-meta>
</file>